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2100000B889B31A2003FB7795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58cm" svg:height="11.999cm" svg:x="1.727cm" svg:y="0.016cm">
          <draw:image xlink:href="Pictures/1000000000000B2100000B889B31A2003FB77950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4:12.550118431</dc:date>
    <meta:editing-duration>PT2M5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